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draw:marker-start="Arrow" draw:marker-start-width="0.427cm" draw:marker-end="" draw:marker-end-width="0.427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27cm" draw:marker-end="Arrow" draw:marker-end-width="0.432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="Arrow" draw:marker-start-width="0.457cm" draw:marker-end="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203cm" draw:marker-start-width="0.503cm" draw:marker-end-width="0.503cm" draw:fill="none" draw:fill-color="#000000" draw:textarea-vertical-align="middle" draw:auto-grow-height="false" fo:min-height="0.749cm" fo:min-width="0.499cm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2pt" fo:font-weight="bold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2.065cm" svg:y1="4.445cm" svg:x2="13.97cm" svg:y2="10.16cm">
          <text:p/>
        </draw:line>
        <draw:line draw:style-name="gr2" draw:text-style-name="P1" draw:layer="layout" svg:x1="13.97cm" svg:y1="10.16cm" svg:x2="17.145cm" svg:y2="11.43cm">
          <text:p/>
        </draw:line>
        <draw:line draw:style-name="gr3" draw:text-style-name="P1" draw:layer="layout" svg:x1="13.951cm" svg:y1="10.142cm" svg:x2="18.841cm" svg:y2="7.457cm">
          <text:p/>
        </draw:line>
        <draw:line draw:style-name="gr4" draw:text-style-name="P1" draw:layer="layout" svg:x1="18.5cm" svg:y1="14.331cm" svg:x2="20.224cm" svg:y2="16.055cm">
          <text:p/>
        </draw:line>
        <draw:custom-shape draw:style-name="gr5" draw:text-style-name="P1" draw:layer="layout" svg:width="2.646cm" svg:height="1.604cm" svg:x="20.304cm" svg:y="15.65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104cm" svg:y1="15.835cm" svg:x2="10.022cm" svg:y2="17.559cm">
          <text:p/>
        </draw:line>
        <draw:custom-shape draw:style-name="gr5" draw:text-style-name="P1" draw:layer="layout" svg:width="2.646cm" svg:height="1.604cm" svg:x="7.204cm" svg:y="17.25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777cm" svg:y1="11.706cm" svg:x2="5.412cm" svg:y2="12.628cm">
          <text:p/>
        </draw:line>
        <draw:custom-shape draw:style-name="gr5" draw:text-style-name="P1" draw:layer="layout" svg:width="2.646cm" svg:height="1.604cm" svg:x="3.327cm" svg:y="12.78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463cm" svg:y1="7.198cm" svg:x2="21.287cm" svg:y2="6.334cm">
          <text:p/>
        </draw:line>
        <draw:custom-shape draw:style-name="gr5" draw:text-style-name="P1" draw:layer="layout" svg:width="2.646cm" svg:height="1.604cm" svg:x="21.487cm" svg:y="5.45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819cm" svg:y1="6.134cm" svg:x2="6.935cm" svg:y2="5.091cm">
          <text:p/>
        </draw:line>
        <draw:custom-shape draw:style-name="gr5" draw:text-style-name="P1" draw:layer="layout" svg:width="2.646cm" svg:height="1.604cm" svg:x="4.089cm" svg:y="4.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454cm" svg:height="1.282cm" svg:x="10.822cm" svg:y="12.468cm">
          <text:p text:style-name="P2"><text:span text:style-name="T1">YYYY MM DD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668cm" svg:y1="1.243cm" svg:x2="13.149cm" svg:y2="3.809cm">
          <text:p/>
        </draw:line>
        <draw:line draw:style-name="gr8" draw:text-style-name="P1" draw:layer="layout" svg:x1="14.249cm" svg:y1="1.243cm" svg:x2="13.768cm" svg:y2="3.809cm">
          <text:p/>
        </draw:line>
        <draw:custom-shape draw:style-name="gr9" draw:text-style-name="P1" draw:layer="layout" svg:width="3.007cm" svg:height="2.084cm" svg:x="21.327cm" svg:y="5.212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1" draw:layer="layout" svg:width="11.986cm" svg:height="11.986cm" svg:x="7.941cm" svg:y="4.11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" draw:layer="layout" svg:width="0.521cm" svg:height="0.521cm" svg:x="13.674cm" svg:y="9.84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family-generic-asian="system" style:font-pitch-asian="variable" style:font-size-asian="44pt" style:font-style-asian="normal" style:font-weight-asian="normal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family-generic-asian="system" style:font-pitch-asian="variable" style:font-size-asian="20pt" style:font-style-asian="normal" style:font-weight-asian="normal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9-07-10T09:06:15</meta:creation-date>
    <dc:date>2009-07-10T15:10:51</dc:date>
    <meta:print-date>2009-07-10T09:17:20</meta:print-date>
    <dc:language>en-US</dc:language>
    <meta:editing-cycles>5</meta:editing-cycles>
    <meta:editing-duration>PT14M40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